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Normal">
      <style:text-properties officeooo:paragraph-rsid="0011f8de"/>
    </style:style>
    <style:style style:name="P3" style:family="paragraph" style:parent-style-name="Normal">
      <style:text-properties officeooo:rsid="0013b905" officeooo:paragraph-rsid="0013b905"/>
    </style:style>
    <style:style style:name="P4" style:family="paragraph" style:parent-style-name="Normal">
      <style:text-properties officeooo:rsid="0014aec2" officeooo:paragraph-rsid="0014aec2"/>
    </style:style>
    <style:style style:name="P5" style:family="paragraph" style:parent-style-name="Normal" style:list-style-name="L1">
      <style:text-properties officeooo:rsid="0014aec2" officeooo:paragraph-rsid="0014aec2"/>
    </style:style>
    <style:style style:name="P6" style:family="paragraph" style:parent-style-name="Normal">
      <style:text-properties fo:font-size="12pt" style:font-size-asian="12pt"/>
    </style:style>
    <style:style style:name="P7" style:family="paragraph" style:parent-style-name="Normal">
      <style:text-properties fo:font-size="12pt" officeooo:rsid="001b10a7" officeooo:paragraph-rsid="001b10a7" style:font-size-asian="12pt"/>
    </style:style>
    <style:style style:name="P8" style:family="paragraph" style:parent-style-name="Normal">
      <style:text-properties officeooo:rsid="00220341" officeooo:paragraph-rsid="00220341"/>
    </style:style>
    <style:style style:name="P9" style:family="paragraph" style:parent-style-name="Normal" style:list-style-name="L1">
      <style:text-properties officeooo:rsid="00220341" officeooo:paragraph-rsid="00220341"/>
    </style:style>
    <style:style style:name="T1" style:family="text">
      <style:text-properties officeooo:rsid="0011f8de"/>
    </style:style>
    <style:style style:name="T2" style:family="text">
      <style:text-properties officeooo:rsid="0014aec2"/>
    </style:style>
    <style:style style:name="T3" style:family="text">
      <style:text-properties officeooo:rsid="0017f82b"/>
    </style:style>
    <style:style style:name="T4" style:family="text">
      <style:text-properties officeooo:rsid="00194244"/>
    </style:style>
    <style:style style:name="T5" style:family="text">
      <style:text-properties officeooo:rsid="001fe0c1"/>
    </style:style>
    <style:style style:name="T6" style:family="text">
      <style:text-properties fo:font-size="12pt" style:font-size-asian="12pt" style:font-size-complex="12pt"/>
    </style:style>
    <style:style style:name="T7" style:family="text">
      <style:text-properties fo:font-size="12pt" officeooo:rsid="00169517" style:font-size-asian="12pt" style:font-size-complex="12pt"/>
    </style:style>
    <style:style style:name="T8" style:family="text">
      <style:text-properties officeooo:rsid="0025665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84in" fo:text-indent="-0.25in" fo:margin-left="0.798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84in" fo:text-indent="-0.25in" fo:margin-left="1.048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84in" fo:text-indent="-0.25in" fo:margin-left="1.298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84in" fo:text-indent="-0.25in" fo:margin-left="1.548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84in" fo:text-indent="-0.25in" fo:margin-left="1.798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84in" fo:text-indent="-0.25in" fo:margin-left="2.048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84in" fo:text-indent="-0.25in" fo:margin-left="2.298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84in" fo:text-indent="-0.25in" fo:margin-left="2.548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84in" fo:text-indent="-0.25in" fo:margin-left="2.7984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ledning-Salloum:</text:h>
      <text:p text:style-name="Normal">Hej och välkomna till Grupp 7:s presentation. Vi har gjort en <text:span text:style-name="T4">8</text:span>-bitars mikroprocessor som utför enkla matematiska och logiska operationer. Den är uppbyggd av fyra viktiga komponenter (ALU, register, avkodare och ett programminne). Jag ska tala om avkodaren, Luong ska tala om ALU, Eng ska berätta om Programinnet och Diktatorn ska prata om register <text:span text:style-name="T2">och Diktatorn ska sammanfatta hur dessa fungerar ihop</text:span>.</text:p>
      <text:h text:style-name="Heading_20_1" text:outline-level="1">ALU- Luong,</text:h>
      <text:p text:style-name="P3">ALUn är processorns hjärna. Den utför matematiska och logiska operationer. Till exempel plus, minus, and, o<text:span text:style-name="T3">r, xor </text:span>. Den utför också vissa minnesoperationer t.ex kopiera. Den har två ingångar (operander) som den utför en operation på och ger ut resultatet på en utgång. Den kan också få processorn att hoppa över instruktioner(tänk en enkel if-sats ur C++). <text:span text:style-name="T5">ALUn har en 2:1 MUX som används för att välja mellan register och immediate data från programmet. Immediate data är till exempel add 92 till register 0 istället för add register 1 till register 0.</text:span></text:p>
      <text:h text:style-name="Heading_20_1" text:outline-level="1">Avkodaren- Salloum,</text:h>
      <text:p text:style-name="P6">Avkodaren delar upp instruktioner från programminnet till kontrollsignaler för processorns alla delar. Instruktionen den får in är 16 bitar <text:span text:style-name="T1">bred </text:span>och blir uppdelat till olika instruktioner.<text:line-break/>Den skickar operations-instruktioner till ALU:n (add, xor, and, etc), register adresser för operander och immediate data (vilket är data från programminnet som kan användas istället för ett register som operand) och styrsignal till <text:span text:style-name="T8">ALUn</text:span> som väljer mellan register och immediate data.</text:p>
      <text:p text:style-name="P7">Immediate data: är för enkel och snabb skrivning. Då kan vi addera ett direkt till ett register istället för att kopiera och addera olika register.</text:p>
      <text:h text:style-name="Heading_20_1" text:outline-level="1">Register- <text:span text:style-name="T2">Engstrom</text:span></text:h>
      <text:p text:style-name="P2"><text:span text:style-name="T1">Processorn har 16st 8bitars register(totalt så blir det otroliga 16byte minne vilket räcker till otroliga 4st standard C++ integers). Registrena används som korttidsminne som ALUn utför matematiska/logiska operationer med. Till exempel kan man addera register 0 till register 1. Registret har också andra funktioner som traditionellt inte hör hemma I registret men meh. Register 11 och 13 används som programräknare. Programräknaren håller reda på vart I programmet processorn är, den börjar på noll och räknar upp för varje instruktion som exekveras. Vi la in denna räknare på ett par register så att vi kan säga åt processorn att hoppa till en subrutin(tänk funktioner från C++) genom att skriva in vart denna subrutin ligger I programräknar registren. Till exempel om en subrutin helloworld ligger på adress 42 I programminnnet så kan processorn hoppa till denna genom att skriva in 42 I programräknar registren.</text:span></text:p>
      <text:h text:style-name="Heading_20_1" text:outline-level="1"><text:soft-page-break/>Programminne- Eng,</text:h>
      <text:p text:style-name="Normal"><text:span text:style-name="T6">Programminnet är en 16-bitars ROM som innehåller programmet som processorn ska exekvera. Den är 16-bitars bred eftersom instruktionerna är 16-bitar breda. </text:span><text:span text:style-name="T7">Vi använde bara Megawizard I quartus för att göra ROMet.</text:span></text:p>
      <text:h text:style-name="Heading_20_1" text:outline-level="1">Sammanfattning- Palmqvist,</text:h>
      <text:p text:style-name="P4">Så vi har våra fyra relativt enkla delar, nu måste dom silvertejpas ihop för att vi ska ha en processorn som kan göra något användbart. <text:s/></text:p>
      <text:p text:style-name="P4">Processorn fungerar genom att:</text:p>
      <text:list xml:id="list2732112936057339031" text:style-name="L1">
        <text:list-item>
          <text:p text:style-name="P5">Ladda en instruktion från programminnet.</text:p>
        </text:list-item>
        <text:list-item>
          <text:p text:style-name="P5">Avkoda instruktionen till addresser till registrena som ska användas, kontrollsignaler och vilken operation ALUn ska utföra. </text:p>
        </text:list-item>
        <text:list-item>
          <text:p text:style-name="P5">Operationen utförs av ALUn med dom valda registrena. </text:p>
        </text:list-item>
        <text:list-item>
          <text:p text:style-name="P5">Resultatet sparas i ett register.</text:p>
        </text:list-item>
        <text:list-item>
          <text:p text:style-name="P5">Programräknaren ökas med ett för att hämta nästa instruktion.</text:p>
        </text:list-item>
        <text:list-item>
          <text:p text:style-name="P9">Goto 1</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905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972in" style:contextual-spacing="false" fo:line-height="120%" fo:orphans="0" fo:widows="0" fo:hyphenation-ladder-count="no-limit" style:vertical-align="baseline"/>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dc:description/>
    <dc:subject/>
    <meta:initial-creator>David Luong</meta:initial-creator>
    <meta:creation-date>2014-12-15T14:53:00Z</meta:creation-date>
    <dc:date>2014-12-16T16:48:29.218771859</dc:date>
    <meta:editing-cycles>13</meta:editing-cycles>
    <meta:editing-duration>PT56M</meta:editing-duration>
    <meta:document-statistic meta:table-count="0" meta:image-count="0" meta:object-count="0" meta:page-count="2" meta:paragraph-count="20" meta:word-count="510" meta:character-count="3308" meta:non-whitespace-character-count="2820"/>
    <meta:template xlink:type="simple" xlink:actuate="onRequest" xlink:title="" xlink:href="Normal.dotm"/>
  </office:meta>
</office:document-meta>
</file>